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23 : Bases des arbres</text:h>
      <text:h text:style-name="Heading_20_3" text:outline-level="3">Objectif</text:h>
      <text:p text:style-name="Text_20_body">Aujourd’hui, on apprend le vocabulaire de base des arbres.</text:p>
      <text:h text:style-name="Heading_20_3" text:outline-level="3">À la fin de la séance, je dois savoir :</text:h>
      <text:list text:style-name="L1">
        <text:list-item>
          <text:p text:style-name="P3">reconnaître la racine ; </text:p>
        </text:list-item>
        <text:list-item>
          <text:p text:style-name="P3">reconnaître parent, enfant et feuille ; </text:p>
        </text:list-item>
        <text:list-item>
          <text:p text:style-name="P3">calculer la taille ; </text:p>
        </text:list-item>
        <text:list-item>
          <text:p text:style-name="P3">calculer la hauteur ; </text:p>
        </text:list-item>
        <text:list-item>
          <text:p text:style-name="P2">reconnaître un sous-arbre. </text:p>
        </text:list-item>
      </text:list>
      <text:h text:style-name="Heading_20_1" text:outline-level="1">1. À retenir</text:h>
      <text:h text:style-name="Heading_20_2" text:outline-level="2">L’arbre</text:h>
      <text:p text:style-name="Text_20_body">Un arbre est une structure de nœuds organisée à partir d’une racine.</text:p>
      <text:h text:style-name="Heading_20_2" text:outline-level="2">La racine</text:h>
      <text:p text:style-name="Text_20_body">La racine est le nœud de départ, tout en haut.</text:p>
      <text:h text:style-name="Heading_20_2" text:outline-level="2">Parent et enfant</text:h>
      <text:list text:style-name="L2">
        <text:list-item>
          <text:p text:style-name="P5">un <text:span text:style-name="Strong_20_Emphasis">parent</text:span> est un nœud situé juste au-dessus ; </text:p>
        </text:list-item>
        <text:list-item>
          <text:p text:style-name="P4">un <text:span text:style-name="Strong_20_Emphasis">enfant</text:span> est un nœud situé juste en dessous. </text:p>
        </text:list-item>
      </text:list>
      <text:h text:style-name="Heading_20_2" text:outline-level="2">La feuille</text:h>
      <text:p text:style-name="Text_20_body">Une feuille est un nœud <text:span text:style-name="Strong_20_Emphasis">sans enfant</text:span>.</text:p>
      <text:h text:style-name="Heading_20_2" text:outline-level="2">La taille</text:h>
      <text:p text:style-name="Text_20_body">La taille d’un arbre est le <text:span text:style-name="Strong_20_Emphasis">nombre total de nœuds</text:span>.</text:p>
      <text:h text:style-name="Heading_20_2" text:outline-level="2">La hauteur</text:h>
      <text:p text:style-name="Text_20_body">Dans cette séance, la hauteur est le <text:span text:style-name="Strong_20_Emphasis">nombre d’arêtes du plus long chemin entre la racine et une feuille</text:span>.</text:p>
      <text:h text:style-name="Heading_20_2" text:outline-level="2">Le sous-arbre</text:h>
      <text:p text:style-name="Text_20_body">Le sous-arbre d’un nœud est l’arbre formé par ce nœud et tous ses descendants.</text:p>
      <text:h text:style-name="Heading_20_1" text:outline-level="1"><text:soft-page-break/>2. Exemple guidé</text:h>
      <text:p text:style-name="Text_20_body">On considère l’arbre :</text:p>
      <text:section text:style-name="Sect1" text:name="code-block-viewer">
        <text:p text:style-name="P1"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4"/>/ \ <text:s text:c="4"/>\</text:p>
        <text:p text:style-name="Preformatted_20_Text"><text:s text:c="3"/>D <text:s text:c="2"/>E <text:s text:c="4"/>F</text:p>
      </text:section>
      <text:h text:style-name="Heading_20_3" text:outline-level="3">Questions</text:h>
      <text:list text:style-name="L3">
        <text:list-item>
          <text:p text:style-name="P7">Quelle est la racine ?<text:line-break/>.................................................................... </text:p>
        </text:list-item>
        <text:list-item>
          <text:p text:style-name="P7">Quels sont les enfants de A ?<text:line-break/>.................................................................... </text:p>
        </text:list-item>
        <text:list-item>
          <text:p text:style-name="P7">Quel est le parent de D ?<text:line-break/>.................................................................... </text:p>
        </text:list-item>
        <text:list-item>
          <text:p text:style-name="P7">Quelles sont les feuilles ?<text:line-break/>.................................................................... </text:p>
        </text:list-item>
        <text:list-item>
          <text:p text:style-name="P7">Quelle est la taille de l’arbre ?<text:line-break/>.................................................................... </text:p>
        </text:list-item>
        <text:list-item>
          <text:p text:style-name="P6">Quelle est la hauteur de l’arbre ?<text:line-break/>.................................................................... </text:p>
        </text:list-item>
      </text:list>
      <text:h text:style-name="Heading_20_1" text:outline-level="1">3. Exercices</text:h>
      <text:h text:style-name="Heading_20_2" text:outline-level="2">Exercice 1</text:h>
      <text:p text:style-name="Text_20_body">Compléter :</text:p>
      <text:list text:style-name="L4">
        <text:list-item>
          <text:p text:style-name="P9">La racine est<text:line-break/>.................................................................... </text:p>
        </text:list-item>
        <text:list-item>
          <text:p text:style-name="P9">Une feuille est<text:line-break/>.................................................................... </text:p>
        </text:list-item>
        <text:list-item>
          <text:p text:style-name="P9">La taille d’un arbre est<text:line-break/>.................................................................... </text:p>
        </text:list-item>
        <text:list-item>
          <text:p text:style-name="P8">La hauteur d’un arbre est<text:line-break/>.................................................................... </text:p>
        </text:list-item>
      </text:list>
      <text:h text:style-name="Heading_20_2" text:outline-level="2">Exercice 2</text:h>
      <text:p text:style-name="Text_20_body">On considère l’arbre :</text:p>
      <text:section text:style-name="Sect1" text:name="Section1">
        <text:p text:style-name="P1"><text:bookmark text:name="code-block-viewer"/><text:s text:c="10"/>R</text:p>
        <text:p text:style-name="Preformatted_20_Text"><text:s text:c="8"/>/ <text:s text:c="2"/>\</text:p>
        <text:p text:style-name="Preformatted_20_Text"><text:s text:c="7"/>S <text:s text:c="4"/>T</text:p>
        <text:p text:style-name="Preformatted_20_Text"><text:s text:c="6"/>/ \ <text:s text:c="2"/>/ \</text:p>
        <text:p text:style-name="Preformatted_20_Text"><text:s text:c="5"/>U <text:s text:c="2"/>V W <text:s text:c="2"/>X</text:p>
        <text:p text:style-name="Preformatted_20_Text"><text:s text:c="12"/>\</text:p>
        <text:p text:style-name="Preformatted_20_Text"><text:s text:c="13"/>Y</text:p>
      </text:section>
      <text:h text:style-name="Heading_20_3" text:outline-level="3"><text:soft-page-break/>Questions</text:h>
      <text:list text:style-name="L5">
        <text:list-item>
          <text:p text:style-name="P11">Quelle est la racine ?<text:line-break/>.................................................................... </text:p>
        </text:list-item>
        <text:list-item>
          <text:p text:style-name="P11">Quels sont les enfants de T ?<text:line-break/>.................................................................... </text:p>
        </text:list-item>
        <text:list-item>
          <text:p text:style-name="P11">Quel est le parent de Y ?<text:line-break/>.................................................................... </text:p>
        </text:list-item>
        <text:list-item>
          <text:p text:style-name="P11">Quelles sont les feuilles ?<text:line-break/>.................................................................... </text:p>
        </text:list-item>
        <text:list-item>
          <text:p text:style-name="P11">Quels sont les nœuds internes ?<text:line-break/>.................................................................... </text:p>
        </text:list-item>
        <text:list-item>
          <text:p text:style-name="P11">Quelle est la taille de l’arbre ?<text:line-break/>.................................................................... </text:p>
        </text:list-item>
        <text:list-item>
          <text:p text:style-name="P10">Quelle est la hauteur de l’arbre ?<text:line-break/>.................................................................... </text:p>
        </text:list-item>
      </text:list>
      <text:h text:style-name="Heading_20_2" text:outline-level="2">Exercice 3</text:h>
      <text:p text:style-name="Text_20_body">On considère l’arbre :</text:p>
      <text:section text:style-name="Sect1" text:name="Section2">
        <text:p text:style-name="P1"><text:bookmark text:name="code-block-viewer Copie 1"/><text:s text:c="8"/>A</text:p>
        <text:p text:style-name="Preformatted_20_Text"><text:s text:c="6"/>/ <text:s text:c="2"/>\</text:p>
        <text:p text:style-name="Preformatted_20_Text"><text:s text:c="5"/>B <text:s text:c="4"/>C</text:p>
        <text:p text:style-name="Preformatted_20_Text"><text:s text:c="10"/>/ \</text:p>
        <text:p text:style-name="Preformatted_20_Text"><text:s text:c="9"/>D <text:s text:c="2"/>E</text:p>
        <text:p text:style-name="Preformatted_20_Text"><text:s text:c="12"/>/</text:p>
        <text:p text:style-name="Preformatted_20_Text"><text:s text:c="11"/>F</text:p>
      </text:section>
      <text:h text:style-name="Heading_20_3" text:outline-level="3">Questions</text:h>
      <text:list text:style-name="L6">
        <text:list-item>
          <text:p text:style-name="P13">Quelle est la racine ?<text:line-break/>.................................................................... </text:p>
        </text:list-item>
        <text:list-item>
          <text:p text:style-name="P13">Quels sont les enfants de C ?<text:line-break/>.................................................................... </text:p>
        </text:list-item>
        <text:list-item>
          <text:p text:style-name="P13">Quel est le parent de F ?<text:line-break/>.................................................................... </text:p>
        </text:list-item>
        <text:list-item>
          <text:p text:style-name="P13">Quelles sont les feuilles ?<text:line-break/>.................................................................... </text:p>
        </text:list-item>
        <text:list-item>
          <text:p text:style-name="P13">Quelle est la taille de l’arbre ?<text:line-break/>.................................................................... </text:p>
        </text:list-item>
        <text:list-item>
          <text:p text:style-name="P13">Quelle est la hauteur de l’arbre ?<text:line-break/>.................................................................... </text:p>
        </text:list-item>
        <text:list-item>
          <text:p text:style-name="P12">Donner le sous-arbre enraciné en C.<text:line-break/>....................................................................<text:line-break/>.................................................................... </text:p>
        </text:list-item>
      </text:list>
      <text:h text:style-name="Heading_20_1" text:outline-level="1"><text:soft-page-break/>4. Distinguer arbre et graphe</text:h>
      <text:h text:style-name="Heading_20_3" text:outline-level="3">Question</text:h>
      <text:p text:style-name="Text_20_body">Pourquoi un arbre n’est-il pas n’importe quel graphe ?<text:line-break/>....................................................................<text:line-break/>....................................................................</text:p>
      <text:h text:style-name="Heading_20_1" text:outline-level="1">5. Petit exercice type bac</text:h>
      <text:p text:style-name="Text_20_body">On considère l’arbre suivant :</text:p>
      <text:section text:style-name="Sect1" text:name="Section3">
        <text:p text:style-name="P1"><text:bookmark text:name="code-block-viewer Copie 2"/><text:s text:c="10"/>M</text:p>
        <text:p text:style-name="Preformatted_20_Text"><text:s text:c="8"/>/ <text:s text:c="2"/>\</text:p>
        <text:p text:style-name="Preformatted_20_Text"><text:s text:c="7"/>N <text:s text:c="4"/>O</text:p>
        <text:p text:style-name="Preformatted_20_Text"><text:s text:c="6"/>/ <text:s text:c="4"/>/ \</text:p>
        <text:p text:style-name="Preformatted_20_Text"><text:s text:c="5"/>P <text:s text:c="4"/>Q <text:s text:c="2"/>R</text:p>
        <text:p text:style-name="Preformatted_20_Text"><text:s text:c="14"/>/</text:p>
        <text:p text:style-name="Preformatted_20_Text"><text:s text:c="13"/>S</text:p>
      </text:section>
      <text:h text:style-name="Heading_20_3" text:outline-level="3">Questions</text:h>
      <text:list text:style-name="L7">
        <text:list-item>
          <text:p text:style-name="P15">Quelle est la racine ?<text:line-break/>.................................................................... </text:p>
        </text:list-item>
        <text:list-item>
          <text:p text:style-name="P15">Quels sont les enfants de O ?<text:line-break/>.................................................................... </text:p>
        </text:list-item>
        <text:list-item>
          <text:p text:style-name="P15">Quel est le parent de S ?<text:line-break/>.................................................................... </text:p>
        </text:list-item>
        <text:list-item>
          <text:p text:style-name="P15">Quelles sont les feuilles ?<text:line-break/>.................................................................... </text:p>
        </text:list-item>
        <text:list-item>
          <text:p text:style-name="P15">Quelle est la taille de l’arbre ?<text:line-break/>.................................................................... </text:p>
        </text:list-item>
        <text:list-item>
          <text:p text:style-name="P15">Quelle est la hauteur de l’arbre ?<text:line-break/>.................................................................... </text:p>
        </text:list-item>
        <text:list-item>
          <text:p text:style-name="P14">Donner le sous-arbre enraciné en O.<text:line-break/>....................................................................<text:line-break/>.................................................................... </text:p>
        </text:list-item>
      </text:list>
      <text:h text:style-name="Heading_20_1" text:outline-level="1">6. Vrai ou faux ?</text:h>
      <text:h text:style-name="Heading_20_2" text:outline-level="2">a)</text:h>
      <text:p text:style-name="Text_20_body">La racine est le nœud de départ de l’arbre.<text:line-break/><text:span text:style-name="Strong_20_Emphasis">Vrai / Faux</text:span></text:p>
      <text:h text:style-name="Heading_20_2" text:outline-level="2">b)</text:h>
      <text:p text:style-name="Text_20_body">Une feuille est un nœud qui a un parent et au moins un enfant.<text:line-break/><text:span text:style-name="Strong_20_Emphasis">Vrai / Faux</text:span></text:p>
      <text:h text:style-name="Heading_20_2" text:outline-level="2"><text:soft-page-break/>c)</text:h>
      <text:p text:style-name="Text_20_body">La taille d’un arbre correspond au nombre total de nœuds.<text:line-break/><text:span text:style-name="Strong_20_Emphasis">Vrai / Faux</text:span></text:p>
      <text:h text:style-name="Heading_20_2" text:outline-level="2">d)</text:h>
      <text:p text:style-name="Text_20_body">Dans cette séance, la hauteur est le nombre d’arêtes du plus long chemin entre la racine et une feuille.<text:line-break/><text:span text:style-name="Strong_20_Emphasis">Vrai / Faux</text:span></text:p>
      <text:h text:style-name="Heading_20_2" text:outline-level="2">e)</text:h>
      <text:p text:style-name="Text_20_body">Un sous-arbre est formé par un nœud et ses descendants.<text:line-break/><text:span text:style-name="Strong_20_Emphasis">Vrai / Faux</text:span></text:p>
      <text:h text:style-name="Heading_20_1" text:outline-level="1">7. Bilan</text:h>
      <text:p text:style-name="Text_20_body">Compléter les phrases :</text:p>
      <text:list text:style-name="L8">
        <text:list-item>
          <text:p text:style-name="P17">La racine est<text:line-break/>.................................................................... </text:p>
        </text:list-item>
        <text:list-item>
          <text:p text:style-name="P17">Un parent est<text:line-break/>.................................................................... </text:p>
        </text:list-item>
        <text:list-item>
          <text:p text:style-name="P17">Une feuille est<text:line-break/>.................................................................... </text:p>
        </text:list-item>
        <text:list-item>
          <text:p text:style-name="P17">La taille d’un arbre est<text:line-break/>.................................................................... </text:p>
        </text:list-item>
        <text:list-item>
          <text:p text:style-name="P17">La hauteur d’un arbre est<text:line-break/>.................................................................... </text:p>
        </text:list-item>
        <text:list-item>
          <text:p text:style-name="P16">Un sous-arbre est<text:line-break/>.................................................................... </text:p>
        </text:list-item>
      </text:list>
      <text:h text:style-name="Heading_20_1" text:outline-level="1">CORRECTION</text:h>
      <text:h text:style-name="Heading_20_2" text:outline-level="2">Exemple guidé</text:h>
      <text:list text:style-name="L9">
        <text:list-item>
          <text:p text:style-name="P19">A </text:p>
        </text:list-item>
        <text:list-item>
          <text:p text:style-name="P19">B et C </text:p>
        </text:list-item>
        <text:list-item>
          <text:p text:style-name="P19">B </text:p>
        </text:list-item>
        <text:list-item>
          <text:p text:style-name="P19">D, E, F </text:p>
        </text:list-item>
        <text:list-item>
          <text:p text:style-name="P19">6 </text:p>
        </text:list-item>
        <text:list-item>
          <text:p text:style-name="P18">2 </text:p>
        </text:list-item>
      </text:list>
      <text:h text:style-name="Heading_20_2" text:outline-level="2"><text:soft-page-break/>Exercice 1</text:h>
      <text:list text:style-name="L10">
        <text:list-item>
          <text:p text:style-name="P21">le nœud de départ </text:p>
        </text:list-item>
        <text:list-item>
          <text:p text:style-name="P21">un nœud sans enfant </text:p>
        </text:list-item>
        <text:list-item>
          <text:p text:style-name="P21">le nombre total de nœuds </text:p>
        </text:list-item>
        <text:list-item>
          <text:p text:style-name="P20">le nombre d’arêtes du plus long chemin entre la racine et une feuille </text:p>
        </text:list-item>
      </text:list>
      <text:h text:style-name="Heading_20_2" text:outline-level="2">Exercice 2</text:h>
      <text:list text:style-name="L11">
        <text:list-item>
          <text:p text:style-name="P23">R </text:p>
        </text:list-item>
        <text:list-item>
          <text:p text:style-name="P23">W et X </text:p>
        </text:list-item>
        <text:list-item>
          <text:p text:style-name="P23">W </text:p>
        </text:list-item>
        <text:list-item>
          <text:p text:style-name="P23">U, V, Y, X </text:p>
        </text:list-item>
        <text:list-item>
          <text:p text:style-name="P23">R, S, T, W </text:p>
        </text:list-item>
        <text:list-item>
          <text:p text:style-name="P23">8 </text:p>
        </text:list-item>
        <text:list-item>
          <text:p text:style-name="P22">3 </text:p>
        </text:list-item>
      </text:list>
      <text:h text:style-name="Heading_20_2" text:outline-level="2">Exercice 3</text:h>
      <text:list text:style-name="L12">
        <text:list-item>
          <text:p text:style-name="P25">A </text:p>
        </text:list-item>
        <text:list-item>
          <text:p text:style-name="P25">D et E </text:p>
        </text:list-item>
        <text:list-item>
          <text:p text:style-name="P25">E </text:p>
        </text:list-item>
        <text:list-item>
          <text:p text:style-name="P25">B, D, F </text:p>
        </text:list-item>
        <text:list-item>
          <text:p text:style-name="P25">6 </text:p>
        </text:list-item>
        <text:list-item>
          <text:p text:style-name="P25">3 </text:p>
        </text:list-item>
        <text:list-item>
          <text:p text:style-name="P24">Sous-arbre enraciné en C : </text:p>
        </text:list-item>
      </text:list>
      <text:section text:style-name="Sect1" text:name="Section4">
        <text:p text:style-name="P1"><text:bookmark text:name="code-block-viewer Copie 3"/><text:s text:c="4"/>C</text:p>
        <text:p text:style-name="Preformatted_20_Text"><text:s text:c="3"/>/ \</text:p>
        <text:p text:style-name="Preformatted_20_Text"><text:s text:c="2"/>D <text:s text:c="2"/>E</text:p>
        <text:p text:style-name="Preformatted_20_Text"><text:s text:c="5"/>/</text:p>
        <text:p text:style-name="Preformatted_20_Text"><text:s text:c="4"/>F</text:p>
      </text:section>
      <text:h text:style-name="Heading_20_2" text:outline-level="2">Distinguer arbre et graphe</text:h>
      <text:p text:style-name="Text_20_body">Réponse possible :<text:line-break/>Un arbre est une structure hiérarchique avec une racine et sans cycle, alors qu’un graphe quelconque n’a pas forcément ces propriétés.</text:p>
      <text:h text:style-name="Heading_20_2" text:outline-level="2">Petit exercice type bac</text:h>
      <text:list text:style-name="L13">
        <text:list-item>
          <text:p text:style-name="P27">M </text:p>
        </text:list-item>
        <text:list-item>
          <text:p text:style-name="P27">Q et R </text:p>
        </text:list-item>
        <text:list-item>
          <text:p text:style-name="P27">R </text:p>
        </text:list-item>
        <text:list-item>
          <text:p text:style-name="P27">P, Q, S </text:p>
        </text:list-item>
        <text:list-item>
          <text:p text:style-name="P27">7 </text:p>
        </text:list-item>
        <text:list-item>
          <text:p text:style-name="P27">3 </text:p>
        </text:list-item>
        <text:list-item>
          <text:p text:style-name="P26">Sous-arbre enraciné en O : </text:p>
        </text:list-item>
      </text:list>
      <text:p text:style-name="Text_20_body"/>
      <text:section text:style-name="Sect1" text:name="Section5">
        <text:p text:style-name="P1"><text:bookmark text:name="code-block-viewer Copie 4"/><text:soft-page-break/><text:s text:c="4"/>O</text:p>
        <text:p text:style-name="Preformatted_20_Text"><text:s text:c="3"/>/ \</text:p>
        <text:p text:style-name="Preformatted_20_Text"><text:s text:c="2"/>Q <text:s text:c="2"/>R</text:p>
        <text:p text:style-name="Preformatted_20_Text"><text:s text:c="5"/>/</text:p>
        <text:p text:style-name="Preformatted_20_Text"><text:s text:c="4"/>S</text:p>
      </text:section>
      <text:h text:style-name="Heading_20_2" text:outline-level="2">Vrai ou faux</text:h>
      <text:p text:style-name="Text_20_body">a) <text:span text:style-name="Strong_20_Emphasis">Vrai</text:span><text:line-break/>b) <text:span text:style-name="Strong_20_Emphasis">Faux</text:span><text:line-break/>c) <text:span text:style-name="Strong_20_Emphasis">Vrai</text:span><text:line-break/>d) <text:span text:style-name="Strong_20_Emphasis">Vrai</text:span><text:line-break/>e) <text:span text:style-name="Strong_20_Emphasis">Vrai</text:span></text:p>
      <text:h text:style-name="Heading_20_2" text:outline-level="2">Bilan possible</text:h>
      <text:list text:style-name="L14">
        <text:list-item>
          <text:p text:style-name="P29">le nœud de départ </text:p>
        </text:list-item>
        <text:list-item>
          <text:p text:style-name="P29">un nœud situé juste au-dessus d’un autre </text:p>
        </text:list-item>
        <text:list-item>
          <text:p text:style-name="P29">un nœud sans enfant </text:p>
        </text:list-item>
        <text:list-item>
          <text:p text:style-name="P29">le nombre total de nœuds </text:p>
        </text:list-item>
        <text:list-item>
          <text:p text:style-name="P29">le nombre d’arêtes du plus long chemin entre la racine et une feuille </text:p>
        </text:list-item>
        <text:list-item>
          <text:p text:style-name="P28">un nœud et tous ses descendants </text:p>
        </text:list-item>
      </text:list>
      <text:h text:style-name="Heading_20_1" text:outline-level="1">Mini devoir maison</text:h>
      <text:h text:style-name="Heading_20_2" text:outline-level="2">Exercice 1</text:h>
      <text:p text:style-name="Text_20_body">On considère l’arbre :</text:p>
      <text:section text:style-name="Sect1" text:name="Section6">
        <text:p text:style-name="P1"><text:bookmark text:name="code-block-viewer Copie 5"/><text:s text:c="6"/>A</text:p>
        <text:p text:style-name="Preformatted_20_Text"><text:s text:c="5"/>/ \</text:p>
        <text:p text:style-name="Preformatted_20_Text"><text:s text:c="4"/>B <text:s text:c="2"/>C</text:p>
        <text:p text:style-name="Preformatted_20_Text"><text:s text:c="7"/>/</text:p>
        <text:p text:style-name="Preformatted_20_Text"><text:s text:c="6"/>D</text:p>
      </text:section>
      <text:list text:style-name="L15">
        <text:list-item>
          <text:p text:style-name="P31">Quelle est la racine ? </text:p>
        </text:list-item>
        <text:list-item>
          <text:p text:style-name="P31">Quelles sont les feuilles ? </text:p>
        </text:list-item>
        <text:list-item>
          <text:p text:style-name="P31">Quelle est la taille ? </text:p>
        </text:list-item>
        <text:list-item>
          <text:p text:style-name="P30">Quelle est la hauteur ? </text:p>
        </text:list-item>
      </text:list>
      <text:h text:style-name="Heading_20_2" text:outline-level="2">Exercice 2</text:h>
      <text:p text:style-name="Text_20_body">Expliquer en une phrase la différence entre la taille et la hauteur d’un arbre.<text:line-break/>....................................................................<text:line-break/>....................................................................</text:p>
      <text:h text:style-name="Heading_20_2" text:outline-level="2">Exercice 3</text:h>
      <text:p text:style-name="Text_20_body">Expliquer en une phrase ce qu’est une feuille.<text:line-break/>....................................................................<text:line-break/>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4:52:31.542674738</meta:creation-date>
    <dc:date>2026-04-20T15:03:39.161321516</dc:date>
    <meta:editing-duration>PT1M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193" meta:word-count="941" meta:character-count="7400" meta:non-whitespace-character-count="6319"/>
  </office:meta>
</office:document-meta>
</file>